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fo:font-size="18pt" fo:language="zxx" fo:country="none" fo:font-weight="bold" officeooo:rsid="0005a4d5" officeooo:paragraph-rsid="0005a4d5" style:font-size-asian="18pt" style:language-asian="zxx" style:country-asian="none" style:font-weight-asian="bold" style:font-size-complex="18pt" style:language-complex="zxx" style:country-complex="none" style:font-weight-complex="bold" loext:padding="0.049cm" loext:border="2.04pt dash-dot #3465a4"/>
    </style:style>
    <style:style style:name="P2" style:family="paragraph" style:parent-style-name="Standard">
      <style:paragraph-properties fo:text-align="center" style:justify-single-word="false"/>
      <style:text-properties fo:color="#ffffff" fo:font-size="18pt" fo:language="zxx" fo:country="none" fo:font-weight="bold" officeooo:rsid="0006dfc4" officeooo:paragraph-rsid="0006dfc4" style:font-size-asian="18pt" style:language-asian="zxx" style:country-asian="none" style:font-weight-asian="bold" style:font-size-complex="18pt" style:language-complex="zxx" style:country-complex="none" style:font-weight-complex="bold" loext:padding="0.049cm" loext:border="2.04pt dash-dot #3465a4"/>
    </style:style>
    <style:style style:name="T1" style:family="text">
      <style:text-properties officeooo:rsid="0006dfc4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<text:tab/><text:tab/><text:tab/><text:tab/><text:tab/>4</text:p>
      <text:p text:style-name="P1">1<text:tab/> hardware<text:tab/>first-e</text:p>
      <text:p text:style-name="P1">2 <text:tab/>computer<text:tab/>second-d</text:p>
      <text:p text:style-name="P1">3<text:tab/> panel<text:tab/><text:tab/>third-<text:span text:style-name="T1">b</text:span></text:p>
      <text:p text:style-name="P1">4 <text:tab/>screw<text:tab/><text:tab/>forth-<text:span text:style-name="T1">a</text:span></text:p>
      <text:p text:style-name="P1">5<text:tab/> music<text:tab/><text:tab/>fith-f</text:p>
      <text:p text:style-name="P1"><text:tab/><text:tab/><text:tab/><text:tab/>sixth-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ellipsoid" draw:cx="50%" draw:cy="50%" draw:start-color="#127622" draw:end-color="#ffffff" draw:start-intensity="100%" draw:end-intensity="100%" draw:angle="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dacfda" style:writing-mode="lr-tb" draw:fill="gradient" draw:fill-gradient-name="Pastel_20_Dream" draw:gradient-step-count="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20:23:35.979111194</meta:creation-date>
    <dc:date>2021-10-26T20:39:49.884572971</dc:date>
    <meta:editing-duration>PT3M21S</meta:editing-duration>
    <meta:editing-cycles>1</meta:editing-cycles>
    <meta:document-statistic meta:table-count="0" meta:image-count="0" meta:object-count="0" meta:page-count="1" meta:paragraph-count="7" meta:word-count="18" meta:character-count="107" meta:non-whitespace-character-count="80"/>
    <meta:generator>LibreOffice/6.4.7.2$Linux_X86_64 LibreOffice_project/40$Build-2</meta:generator>
  </office:meta>
</office:document-meta>
</file>